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Tabla3" style:family="table">
      <style:table-properties style:width="17cm" table:align="left"/>
    </style:style>
    <style:style style:name="Tabla3.A" style:family="table-column">
      <style:table-column-properties style:column-width="9.507cm"/>
    </style:style>
    <style:style style:name="Tabla3.B" style:family="table-column">
      <style:table-column-properties style:column-width="7.493cm"/>
    </style:style>
    <style:style style:name="Tabla3.A1" style:family="table-cell">
      <style:table-cell-properties style:vertical-align="middle" fo:padding="0.212cm" fo:border="0.05pt solid #aaaacc"/>
    </style:style>
    <style:style style:name="Tabla2" style:family="table">
      <style:table-properties style:width="18.41cm" fo:margin-left="-0.383cm" fo:margin-top="0cm" fo:margin-bottom="0cm" table:align="left"/>
    </style:style>
    <style:style style:name="Tabla2.A" style:family="table-column">
      <style:table-column-properties style:column-width="2.63cm"/>
    </style:style>
    <style:style style:name="Tabla2.B" style:family="table-column">
      <style:table-column-properties style:column-width="2.628cm"/>
    </style:style>
    <style:style style:name="Tabla2.C" style:family="table-column">
      <style:table-column-properties style:column-width="2.632cm"/>
    </style:style>
    <style:style style:name="Tabla2.1" style:family="table-row">
      <style:table-row-properties style:min-row-height="0.175cm" fo:keep-together="auto"/>
    </style:style>
    <style:style style:name="Tabla2.A1" style:family="table-cell">
      <style:table-cell-properties style:vertical-align="" fo:padding-left="0.191cm" fo:padding-right="0.191cm" fo:padding-top="0cm" fo:padding-bottom="0cm" fo:border="none"/>
    </style:style>
    <style:style style:name="Tabla2.2" style:family="table-row">
      <style:table-row-properties style:min-row-height="0.43cm" fo:keep-together="auto"/>
    </style:style>
    <style:style style:name="P1" style:family="paragraph" style:parent-style-name="Default">
      <style:paragraph-properties>
        <style:tab-stops/>
      </style:paragraph-properties>
      <style:text-properties officeooo:paragraph-rsid="00105475"/>
    </style:style>
    <style:style style:name="P2" style:family="paragraph" style:parent-style-name="Default">
      <style:paragraph-properties>
        <style:tab-stops/>
      </style:paragraph-properties>
      <style:text-properties style:font-name="Calibri" fo:font-size="10pt" officeooo:paragraph-rsid="00105475" style:font-size-asian="10pt"/>
    </style:style>
    <style:style style:name="P3" style:family="paragraph" style:parent-style-name="Default">
      <style:paragraph-properties>
        <style:tab-stops/>
      </style:paragraph-properties>
      <style:text-properties style:font-name="Calibri" fo:font-size="10pt" officeooo:rsid="00342c18" officeooo:paragraph-rsid="00105475" style:font-size-asian="10pt"/>
    </style:style>
    <style:style style:name="P4" style:family="paragraph" style:parent-style-name="Default">
      <style:paragraph-properties>
        <style:tab-stops/>
      </style:paragraph-properties>
      <style:text-properties style:font-name="Calibri" fo:font-size="10pt" officeooo:rsid="003bf78f" officeooo:paragraph-rsid="00105475" style:font-size-asian="10pt"/>
    </style:style>
    <style:style style:name="P5" style:family="paragraph" style:parent-style-name="Default">
      <style:paragraph-properties>
        <style:tab-stops/>
      </style:paragraph-properties>
      <style:text-properties officeooo:rsid="00342c18" officeooo:paragraph-rsid="00105475"/>
    </style:style>
    <style:style style:name="P6" style:family="paragraph" style:parent-style-name="Default">
      <style:text-properties style:text-line-through-style="none" style:text-line-through-type="none" fo:font-size="10pt" style:text-underline-style="none" officeooo:paragraph-rsid="00105475" style:font-size-asian="10pt"/>
    </style:style>
    <style:style style:name="P7" style:family="paragraph" style:parent-style-name="Preformatted_20_Text">
      <style:text-properties officeooo:rsid="002c8d43" officeooo:paragraph-rsid="00105475"/>
    </style:style>
    <style:style style:name="P8" style:family="paragraph" style:parent-style-name="Standard">
      <style:text-properties officeooo:rsid="0034d94c" officeooo:paragraph-rsid="00105475" fo:background-color="#ffff00"/>
    </style:style>
    <style:style style:name="P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8b7a7" officeooo:paragraph-rsid="00105475" style:font-size-asian="16pt" style:font-weight-asian="bold" style:font-size-complex="16pt" style:font-weight-complex="bold"/>
    </style:style>
    <style:style style:name="P10" style:family="paragraph" style:parent-style-name="Standard">
      <style:text-properties officeooo:rsid="0018b7a7" officeooo:paragraph-rsid="00105475"/>
    </style:style>
    <style:style style:name="P11" style:family="paragraph" style:parent-style-name="Standard">
      <style:text-properties officeooo:rsid="002a878d" officeooo:paragraph-rsid="00105475"/>
    </style:style>
    <style:style style:name="P12" style:family="paragraph" style:parent-style-name="Standard">
      <style:text-properties officeooo:rsid="001c70b8" officeooo:paragraph-rsid="00105475"/>
    </style:style>
    <style:style style:name="P13" style:family="paragraph" style:parent-style-name="Standard">
      <style:text-properties officeooo:rsid="002c8d43" officeooo:paragraph-rsid="00105475"/>
    </style:style>
    <style:style style:name="P14" style:family="paragraph" style:parent-style-name="Standard">
      <style:text-properties officeooo:rsid="00342c18" officeooo:paragraph-rsid="00105475"/>
    </style:style>
    <style:style style:name="P15" style:family="paragraph" style:parent-style-name="Table_20_Contents">
      <style:paragraph-properties fo:margin-left="0cm" fo:margin-right="0cm" fo:margin-top="0cm" fo:margin-bottom="0cm" style:contextual-spacing="false" fo:text-indent="0cm" style:auto-text-indent="false" fo:padding="0cm" fo:border="none"/>
      <style:text-properties fo:color="#222222" loext:opacity="100%" officeooo:paragraph-rsid="00105475"/>
    </style:style>
    <style:style style:name="P16" style:family="paragraph" style:parent-style-name="Table_20_Contents">
      <style:paragraph-properties fo:margin-left="0cm" fo:margin-right="0cm" fo:margin-top="0cm" fo:margin-bottom="0cm" style:contextual-spacing="false" fo:text-indent="0cm" style:auto-text-indent="false" fo:padding="0cm" fo:border="none"/>
      <style:text-properties officeooo:paragraph-rsid="00105475"/>
    </style:style>
    <style:style style:name="T1" style:family="text">
      <style:text-properties officeooo:rsid="0036a1d9"/>
    </style:style>
    <style:style style:name="T2" style:family="text">
      <style:text-properties officeooo:rsid="001bd234"/>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normal" officeooo:rsid="00281fc2"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301d35" style:font-weight-asian="bold" style:font-weight-complex="bold"/>
    </style:style>
    <style:style style:name="T7" style:family="text">
      <style:text-properties fo:font-weight="bold" officeooo:rsid="002c8d43" style:font-weight-asian="bold" style:font-weight-complex="bold"/>
    </style:style>
    <style:style style:name="T8" style:family="text">
      <style:text-properties fo:font-weight="bold" officeooo:rsid="0032835b" style:font-weight-asian="bold" style:font-weight-complex="bold"/>
    </style:style>
    <style:style style:name="T9" style:family="text">
      <style:text-properties fo:font-weight="bold" officeooo:rsid="00342c18" style:font-weight-asian="bold" style:font-weight-complex="bold"/>
    </style:style>
    <style:style style:name="T10" style:family="text">
      <style:text-properties fo:font-weight="bold" officeooo:rsid="00342cf2" fo:background-color="#ffff00" loext:char-shading-value="0" style:font-weight-asian="bold" style:font-weight-complex="bold"/>
    </style:style>
    <style:style style:name="T11" style:family="text">
      <style:text-properties officeooo:rsid="002a878d"/>
    </style:style>
    <style:style style:name="T12" style:family="text">
      <style:text-properties officeooo:rsid="002c8d43"/>
    </style:style>
    <style:style style:name="T13" style:family="text">
      <style:text-properties fo:color="#222222" loext:opacity="100%"/>
    </style:style>
    <style:style style:name="T14" style:family="text">
      <style:text-properties fo:color="#222222" loext:opacity="100%" officeooo:rsid="002c8d43"/>
    </style:style>
    <style:style style:name="T15" style:family="text">
      <style:text-properties officeooo:rsid="002d296b"/>
    </style:style>
    <style:style style:name="T16" style:family="text">
      <style:text-properties officeooo:rsid="00301d35"/>
    </style:style>
    <style:style style:name="T17" style:family="text">
      <style:text-properties fo:font-size="10.5pt" style:font-size-asian="10.5pt"/>
    </style:style>
    <style:style style:name="T18" style:family="text">
      <style:text-properties fo:font-size="10.5pt" officeooo:rsid="00342c18" style:font-size-asian="10.5pt"/>
    </style:style>
    <style:style style:name="T19" style:family="text">
      <style:text-properties style:font-name="Calibri" fo:font-size="11pt" fo:font-weight="bold" style:font-size-asian="11pt" style:font-weight-asian="bold"/>
    </style:style>
    <style:style style:name="T20" style:family="text">
      <style:text-properties style:font-name="Calibri" fo:font-size="11pt" fo:font-weight="bold" officeooo:rsid="00342c18" style:font-size-asian="11pt" style:font-weight-asian="bold"/>
    </style:style>
    <style:style style:name="T21" style:family="text">
      <style:text-properties style:font-name="Calibri" fo:font-size="11pt" fo:font-weight="normal" style:font-size-asian="11pt" style:font-weight-asian="normal"/>
    </style:style>
    <style:style style:name="T22" style:family="text">
      <style:text-properties style:font-name="Calibri" fo:font-size="10pt" style:font-size-asian="10pt"/>
    </style:style>
    <style:style style:name="T23" style:family="text">
      <style:text-properties style:font-name="Calibri" fo:font-size="10pt" officeooo:rsid="00342c18" style:font-size-asian="10pt"/>
    </style:style>
    <style:style style:name="T24" style:family="text">
      <style:text-properties style:font-name="Calibri" fo:font-size="10pt" officeooo:rsid="003bf78f" style:font-size-asian="10pt"/>
    </style:style>
    <style:style style:name="T25" style:family="text">
      <style:text-properties officeooo:rsid="003bf78f"/>
    </style:style>
    <style:style style:name="T26" style:family="text">
      <style:text-properties officeooo:rsid="00388856"/>
    </style:style>
    <style:style style:name="T27" style:family="text">
      <style:text-properties officeooo:rsid="00392e93"/>
    </style:style>
    <style:style style:name="T28" style:family="text">
      <style:text-properties officeooo:rsid="003b23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XERCICIS XSD <text:span text:style-name="T1">4</text:span><text:span text:style-name="T2">ª PART</text:span></text:p>
      <text:p text:style-name="P10"/>
      <text:p text:style-name="P10"><text:span text:style-name="T3">Exercici 1:</text:span><text:span text:style-name="T4"> Crea els esquemes XSD a partir dels documents XML i de les restriccions que us donen.</text:span></text:p>
      <text:p text:style-name="P11"/>
      <text:p text:style-name="P12"><text:span text:style-name="T6">C</text:span><text:span text:style-name="T5">) </text:span><text:span text:style-name="T7">REGISTRE DE CONNEXIONS</text:span><text:span text:style-name="T5">.</text:span> <text:span text:style-name="T11">De la s</text:span><text:span text:style-name="T12">egüent informació ficticia:</text:span></text:p>
      <text:p text:style-name="P12"/>
      <table:table table:name="Tabla3" table:style-name="Tabla3">
        <table:table-column table:style-name="Tabla3.A"/>
        <table:table-column table:style-name="Tabla3.B"/>
        <table:table-row table:style-name="TableLine2325625219536">
          <table:table-cell table:style-name="Tabla3.A1" table:number-columns-spanned="2" office:value-type="string">
            <text:p text:style-name="P16"><text:span text:style-name="Strong_20_Emphasis"><text:span text:style-name="T13">USUARIS:</text:span></text:span></text:p>
          </table:table-cell>
          <table:covered-table-cell/>
        </table:table-row>
        <table:table-row table:style-name="TableLine2325625216000">
          <table:table-cell table:style-name="Tabla3.A1" office:value-type="string">
            <text:p text:style-name="P15">IDENTIFICADOR NOM <text:span text:style-name="T12">COGNOM</text:span>S EMAIL</text:p>
          </table:table-cell>
          <table:table-cell table:style-name="Tabla3.A1" office:value-type="string">
            <text:p text:style-name="P15">CON<text:span text:style-name="T12">N</text:span>EXIONS (<text:span text:style-name="T12">DAT</text:span>A HORA TEMP<text:span text:style-name="T12">S</text:span>)</text:p>
          </table:table-cell>
        </table:table-row>
        <table:table-row table:style-name="TableLine2325625217360">
          <table:table-cell table:style-name="Tabla3.A1" office:value-type="string">
            <text:p text:style-name="P15">U123&amp;Ana&amp;Sanz Tapia&amp;asanz@jmail.com</text:p>
          </table:table-cell>
          <table:table-cell table:style-name="Tabla3.A1" office:value-type="string">
            <text:p text:style-name="P15">2014-02-23&amp;19:15:40&amp;122</text:p>
            <text:p text:style-name="P15">2014-02-23&amp;20:30:22&amp;617</text:p>
            <text:p text:style-name="P15">2014-02-24&amp;11:18:31&amp;25</text:p>
          </table:table-cell>
        </table:table-row>
        <table:table-row table:style-name="TableLine2325625213552">
          <table:table-cell table:style-name="Tabla3.A1" office:value-type="string">
            <text:p text:style-name="P15">U96&amp;Pedro&amp;Ruiz Hierro&amp;pruiz@jotmail.com</text:p>
          </table:table-cell>
          <table:table-cell table:style-name="Tabla3.A1" office:value-type="string">
            <text:p text:style-name="P15">2014-02-25&amp;20:33:55&amp;390</text:p>
          </table:table-cell>
        </table:table-row>
        <table:table-row table:style-name="TableLine2325625214096">
          <table:table-cell table:style-name="Tabla3.A1" table:number-columns-spanned="2" office:value-type="string">
            <text:p text:style-name="P16"><text:span text:style-name="Strong_20_Emphasis"><text:span text:style-name="T13">EMPLEA</text:span></text:span><text:span text:style-name="Strong_20_Emphasis"><text:span text:style-name="T14">T</text:span></text:span><text:span text:style-name="Strong_20_Emphasis"><text:span text:style-name="T13">S:</text:span></text:span></text:p>
          </table:table-cell>
          <table:covered-table-cell/>
        </table:table-row>
        <table:table-row table:style-name="TableLine2325625223888">
          <table:table-cell table:style-name="Tabla3.A1" office:value-type="string">
            <text:p text:style-name="P15">IDENTIFICADOR NOM <text:span text:style-name="T12">COGNOM</text:span>S EMAIL DEPARTAMENT</text:p>
          </table:table-cell>
          <table:table-cell table:style-name="Tabla3.A1" office:value-type="string">
            <text:p text:style-name="P15">CO<text:span text:style-name="T12">N</text:span>NEXIONS (<text:span text:style-name="T12">DAT</text:span>A HORA TEMP<text:span text:style-name="T12">S</text:span>)</text:p>
          </table:table-cell>
        </table:table-row>
        <table:table-row table:style-name="TableLine2325625214368">
          <table:table-cell table:style-name="Tabla3.A1" office:value-type="string">
            <text:p text:style-name="P15">E4&amp;Marta&amp;Vera Gil&amp;mvera@<text:span text:style-name="T12">e1</text:span>.es&amp;Marketing</text:p>
          </table:table-cell>
          <table:table-cell table:style-name="Tabla3.A1" office:value-type="string">
            <text:p text:style-name="P16"><text:span text:style-name="Emphasis"><text:span text:style-name="T13">(Ninguna)</text:span></text:span></text:p>
          </table:table-cell>
        </table:table-row>
      </table:table>
      <text:p text:style-name="P13"/>
      <text:p text:style-name="P13">s’ha escrit el document XML:</text:p>
      <text:p text:style-name="P13">&lt;?xml version="1.0" encoding="UTF-8"?&gt;</text:p>
      <text:p text:style-name="P13">&lt;registre xmlns:xsi="http://www.w3.org/2001/XMLSchema-instance"</text:p>
      <text:p text:style-name="P13">xsi:noNamespaceSchemaLocation="registre.xsd"&gt;</text:p>
      <text:p text:style-name="P13"><text:s text:c="2"/>&lt;usuari identificador="U123"&gt;</text:p>
      <text:p text:style-name="P13"><text:s text:c="4"/>&lt;cognoms-i-nom&gt;Sanz Tapia,Ana&lt;/cognoms-i-nom&gt;</text:p>
      <text:p text:style-name="P13"><text:s text:c="4"/>&lt;email&gt;asanz@jmail.com&lt;/email&gt;</text:p>
      <text:p text:style-name="P13"><text:s text:c="4"/>&lt;connexions&gt;</text:p>
      <text:p text:style-name="P13"><text:s text:c="6"/>&lt;connexio data="2014-02-23" hora="19:15:40"&gt;122&lt;/connexio&gt;</text:p>
      <text:p text:style-name="P13"><text:s text:c="6"/>&lt;connexio data="2014-02-23" hora="20:30:22"&gt;617&lt;/connexio&gt;</text:p>
      <text:p text:style-name="P13"><text:s text:c="6"/>&lt;connexio data="2014-02-24" hora="11:18:31"&gt;25&lt;/connexio&gt;</text:p>
      <text:p text:style-name="P13"><text:s text:c="4"/>&lt;/connexions&gt;</text:p>
      <text:p text:style-name="P13"><text:s text:c="2"/>&lt;/usuari&gt;</text:p>
      <text:p text:style-name="P13"><text:s text:c="2"/>&lt;usuari identificador="U96"&gt;</text:p>
      <text:p text:style-name="P13"><text:s text:c="4"/>&lt;cognoms-i-nom&gt;Ruiz Hierro,Pedro&lt;/cognoms-i-nom&gt;</text:p>
      <text:p text:style-name="P13"><text:s text:c="4"/>&lt;email&gt;pruiz@jotmail.com&lt;/email&gt;</text:p>
      <text:p text:style-name="P13"><text:s text:c="4"/>&lt;connexions&gt;</text:p>
      <text:p text:style-name="P13"><text:s text:c="6"/>&lt;connexio data="2014-02-25" hora="20:33:55"&gt;390&lt;/connexio&gt;</text:p>
      <text:p text:style-name="P13"><text:s text:c="4"/>&lt;/connexions&gt;</text:p>
      <text:p text:style-name="P13"><text:s text:c="2"/>&lt;/usuari&gt;</text:p>
      <text:p text:style-name="P13"><text:s text:c="2"/>&lt;empleat identificador="E4"&gt;</text:p>
      <text:p text:style-name="P13"><text:s text:c="4"/>&lt;cognoms-i-nom&gt;Vera Gil,Marta&lt;/cognoms-i-nom&gt;</text:p>
      <text:p text:style-name="P13"><text:s text:c="4"/>&lt;email&gt;mvera@yajoo.es&lt;/email&gt;</text:p>
      <text:p text:style-name="P13"><text:s text:c="4"/>&lt;connexions/&gt;</text:p>
      <text:p text:style-name="P13"><text:s text:c="4"/>&lt;departament&gt;</text:p>
      <text:p text:style-name="P13"><text:s text:c="6"/>&lt;marketing /&gt;</text:p>
      <text:p text:style-name="P13"><text:s text:c="4"/>&lt;/departament&gt;</text:p>
      <text:p text:style-name="P13"><text:s text:c="2"/>&lt;/empleat&gt;</text:p>
      <text:p text:style-name="P13">&lt;/registre&gt;</text:p>
      <text:p text:style-name="P13"><text:soft-page-break/>Escriure el codi de l'arxiu "registre.xsd" que permeta validar-ho, tenint en compte que:</text:p>
      <text:p text:style-name="P13">- Tots els elements i atributs són obligatoris, llevat que s'indique el contrari.</text:p>
      <text:p text:style-name="P13">- Sempre que siga possible agrupar elements o atributs, utilitza<text:span text:style-name="T15">nt</text:span> group o attributeGroup, respectivament.</text:p>
      <text:p text:style-name="P13">- Poden aparéixer de zero a il·limitats usuaris i, a continuació, de zero a il·limitats empleats.</text:p>
      <text:p text:style-name="P13">- Usuari ha de ser d'un tipus definit per nosaltres al qual anomenarem tip<text:span text:style-name="T15">us</text:span>Persona, on cal definir els elements cognoms-i-nom, email i connexions. D'altra banda, empleat ha de ser d'un altre tipus anomenat tip<text:span text:style-name="T15">usEmpleat</text:span>, definit com una extensió de tip<text:span text:style-name="T15">us</text:span>Persona afegint-se-li l'element departament. L'ordre en què han d'aparéixer els elements fill d'usuari i empleat, ha de ser obligatòriament l'escrit en el document XML.</text:p>
      <text:p text:style-name="P13">- El valor de l'identificador ha de ser una cadena formada per una lletra "<text:span text:style-name="T16">U</text:span>" o "E" majúscula, seguida d'un a cinc dígits del 0 al 9.</text:p>
      <text:p text:style-name="P13">- El valor de l'element cognoms-i-nom ha de ser una cadena d'entre 1 a 30 caràcters (de la "a" a la "z", majúscules o minúscules, o el caràcter espai en blanc) per als cognoms, seguida del caràcter <text:span text:style-name="T16">coma</text:span> "," i d'entre 1 a altres 20 lletres (de la "a" a la "z", també majúscules o minúscules, o el caràcter espai en blanc) per al nom.</text:p>
      <text:p text:style-name="P13">- El valor de l'email pot ser una cadena formada per 1 a 15 caràcters de la "a" a la "z", seguida del caràcter "@", seguit d'entre 1 a altres 25 lletres de la "a" a la "z", seguides del caràcter punt "." i d'entre altres 2 a 4 lletres de la "a" a la "z".</text:p>
      <text:p text:style-name="P13">- De cada usuari i empleat es reflecteixen les seues connexions, indicant per a cada connexió la quantitat de segons que va durar, que ha de ser un nombre enter major que zero. Cal tindre en compte que, com es pot veure en el document XML, poden aparéixer des de zero fins a il·limitats elements connexió.</text:p>
      <text:p text:style-name="P13">- Respecte als atributs data i hora, cadascun d'ells ha de definir-se del tipus que es considere més apropiat, d'entre els proporcionats per XML Schema.</text:p>
      <text:p text:style-name="P13">- Els possibles departaments de l'empresa als quals pot pertànyer un empleat són administració, informàtica o màr<text:span text:style-name="T16">k</text:span>eting. De tal forma que, per a cada empleat, només un d'ells ha d'escriure's en el document XML mitjançant un element buit, com en aquest cas s'ha escrit &lt;màr<text:span text:style-name="T16">k</text:span>eting /&gt;.</text:p>
      <text:p text:style-name="P13">- No cal definir més tipus de dades que els indicats en l'exercici: tip<text:span text:style-name="T16">us</text:span>Persona i tip<text:span text:style-name="T16">usEmpleat</text:span>.</text:p>
      <text:p text:style-name="P13"/>
      <text:p text:style-name="P7"/>
      <text:p text:style-name="P12"><text:span text:style-name="T8">D</text:span><text:span text:style-name="T5">) </text:span><text:span text:style-name="T9">PERSONAL DE DEPARTAMENTS</text:span><text:span text:style-name="T5">.</text:span></text:p>
      <text:p text:style-name="P13"/>
      <table:table table:name="Tabla2" table:style-name="Tabla2">
        <table:table-column table:style-name="Tabla2.A"/>
        <table:table-column table:style-name="Tabla2.B"/>
        <table:table-column table:style-name="Tabla2.C"/>
        <table:table-column table:style-name="Tabla2.B"/>
        <table:table-column table:style-name="Tabla2.C"/>
        <table:table-column table:style-name="Tabla2.B"/>
        <table:table-column table:style-name="Tabla2.C"/>
        <table:table-row table:style-name="Tabla2.1">
          <table:table-cell table:style-name="Tabla2.A1" table:number-columns-spanned="7" office:value-type="string">
            <text:p text:style-name="P1"><text:span text:style-name="T17">INFORMACIÓ DEL PERSONAL DELS DEPARTAMENTS A </text:span><text:span text:style-name="T18">DAT</text:span><text:span text:style-name="T17">A 20-10-20</text:span><text:span text:style-name="T18">22</text:span><text:span text:style-name="T17"> </text:span></text:p>
          </table:table-cell>
          <table:covered-table-cell/>
          <table:covered-table-cell/>
          <table:covered-table-cell/>
          <table:covered-table-cell/>
          <table:covered-table-cell/>
          <table:covered-table-cell/>
        </table:table-row>
        <table:table-row table:style-name="Tabla2.2">
          <table:table-cell table:style-name="Tabla2.A1" table:number-columns-spanned="7" office:value-type="string">
            <text:p text:style-name="P1"><text:span text:style-name="T19">NOM: </text:span><text:span text:style-name="T21">Navarra 4 Internet </text:span><text:span text:style-name="T19">NÚMERO DE TR</text:span><text:span text:style-name="T20">E</text:span><text:span text:style-name="T19">BA</text:span><text:span text:style-name="T20">LL</text:span><text:span text:style-name="T19">ADORS: </text:span><text:span text:style-name="T21">6 </text:span><text:span text:style-name="T19">MULTINACIONAL: </text:span><text:span text:style-name="T21">NO </text:span><text:span text:style-name="T19">MONEDA: </text:span><text:span text:style-name="T21">Euro </text:span><text:span text:style-name="T19">SECTOR: </text:span><text:span text:style-name="T21">Tecnología </text:span></text:p>
          </table:table-cell>
          <table:covered-table-cell/>
          <table:covered-table-cell/>
          <table:covered-table-cell/>
          <table:covered-table-cell/>
          <table:covered-table-cell/>
          <table:covered-table-cell/>
        </table:table-row>
        <table:table-row table:style-name="Tabla2.1">
          <table:table-cell table:style-name="Tabla2.A1" office:value-type="string">
            <text:p text:style-name="P1"><text:span text:style-name="T22">C</text:span><text:span text:style-name="T23">O</text:span><text:span text:style-name="T22">DI </text:span></text:p>
          </table:table-cell>
          <table:table-cell table:style-name="Tabla2.A1" office:value-type="string">
            <text:p text:style-name="P2">DEPARTAMENT</text:p>
          </table:table-cell>
          <table:table-cell table:style-name="Tabla2.A1" office:value-type="string">
            <text:p text:style-name="P1"><text:span text:style-name="T22">NOM </text:span><text:span text:style-name="T23">I COGNOM</text:span><text:span text:style-name="T22">S </text:span></text:p>
          </table:table-cell>
          <table:table-cell table:style-name="Tabla2.A1" office:value-type="string">
            <text:p text:style-name="P1"><text:span text:style-name="T22">BA</text:span><text:span text:style-name="T23">IX</text:span><text:span text:style-name="T22">A </text:span></text:p>
          </table:table-cell>
          <table:table-cell table:style-name="Tabla2.A1" office:value-type="string">
            <text:p text:style-name="P2">SALARI</text:p>
          </table:table-cell>
          <table:table-cell table:style-name="Tabla2.A1" office:value-type="string">
            <text:p text:style-name="P2">USUARI </text:p>
          </table:table-cell>
          <table:table-cell table:style-name="Tabla2.A1" office:value-type="string">
            <text:p text:style-name="P1"><text:span text:style-name="T22">CLA</text:span><text:span text:style-name="T23">U</text:span><text:span text:style-name="T22"> </text:span></text:p>
          </table:table-cell>
        </table:table-row>
        <table:table-row table:style-name="Tabla2.1">
          <table:table-cell table:style-name="Tabla2.A1" office:value-type="string">
            <text:p text:style-name="P2">ADMIN </text:p>
          </table:table-cell>
          <table:table-cell table:style-name="Tabla2.A1" office:value-type="string">
            <text:p text:style-name="P2">Administració</text:p>
          </table:table-cell>
          <table:table-cell table:style-name="Tabla2.A1" office:value-type="string">
            <text:p text:style-name="P1"><text:span text:style-name="T22">Ana Sanz Ruiz (</text:span><text:span text:style-name="T24">Cap</text:span><text:span text:style-name="T22">) </text:span></text:p>
          </table:table-cell>
          <table:table-cell table:style-name="Tabla2.A1" office:value-type="string">
            <text:p text:style-name="P2">NO </text:p>
          </table:table-cell>
          <table:table-cell table:style-name="Tabla2.A1" office:value-type="string">
            <text:p text:style-name="P2">4700.58 </text:p>
          </table:table-cell>
          <table:table-cell table:style-name="Tabla2.A1" office:value-type="string">
            <text:p text:style-name="P2">anasan </text:p>
          </table:table-cell>
          <table:table-cell table:style-name="Tabla2.A1" office:value-type="string">
            <text:p text:style-name="P2">3%abZKi6 </text:p>
          </table:table-cell>
        </table:table-row>
        <table:table-row table:style-name="Tabla2.1">
          <table:table-cell table:style-name="Tabla2.A1" office:value-type="string">
            <text:p text:style-name="P1"/>
          </table:table-cell>
          <table:table-cell table:style-name="Tabla2.A1" office:value-type="string">
            <text:p text:style-name="P1"/>
          </table:table-cell>
          <table:table-cell table:style-name="Tabla2.A1" office:value-type="string">
            <text:p text:style-name="P1"><text:span text:style-name="T22">Juan Gil Rus (Emplea</text:span><text:span text:style-name="T23">t</text:span><text:span text:style-name="T22">) </text:span></text:p>
          </table:table-cell>
          <table:table-cell table:style-name="Tabla2.A1" office:value-type="string">
            <text:p text:style-name="P5">SI</text:p>
          </table:table-cell>
          <table:table-cell table:style-name="Tabla2.A1" office:value-type="string">
            <text:p text:style-name="P2">2200.58 </text:p>
          </table:table-cell>
          <table:table-cell table:style-name="Tabla2.A1" office:value-type="string">
            <text:p text:style-name="P1"/>
          </table:table-cell>
          <table:table-cell table:style-name="Tabla2.A1" office:value-type="string">
            <text:p text:style-name="P1"/>
          </table:table-cell>
        </table:table-row>
        <table:table-row table:style-name="Tabla2.1">
          <table:table-cell table:style-name="Tabla2.A1" office:value-type="string">
            <text:p text:style-name="P1"/>
          </table:table-cell>
          <table:table-cell table:style-name="Tabla2.A1" office:value-type="string">
            <text:p text:style-name="P1"/>
          </table:table-cell>
          <table:table-cell table:style-name="Tabla2.A1" office:value-type="string">
            <text:p text:style-name="P1"><text:span text:style-name="T22">Lucas López Tapia (Emplea</text:span><text:span text:style-name="T23">t</text:span><text:span text:style-name="T22">) </text:span></text:p>
          </table:table-cell>
          <table:table-cell table:style-name="Tabla2.A1" office:value-type="string">
            <text:p text:style-name="P3">NO </text:p>
          </table:table-cell>
          <table:table-cell table:style-name="Tabla2.A1" office:value-type="string">
            <text:p text:style-name="P2">2215.65 </text:p>
          </table:table-cell>
          <table:table-cell table:style-name="Tabla2.A1" office:value-type="string">
            <text:p text:style-name="P1"/>
          </table:table-cell>
          <table:table-cell table:style-name="Tabla2.A1" office:value-type="string">
            <text:p text:style-name="P1"/>
          </table:table-cell>
        </table:table-row>
        <table:table-row table:style-name="Tabla2.1">
          <table:table-cell table:style-name="Tabla2.A1" office:value-type="string">
            <text:p text:style-name="P2">INFOR </text:p>
          </table:table-cell>
          <table:table-cell table:style-name="Tabla2.A1" office:value-type="string">
            <text:p text:style-name="P2">Informàtica </text:p>
          </table:table-cell>
          <table:table-cell table:style-name="Tabla2.A1" office:value-type="string">
            <text:p text:style-name="P1"><text:span text:style-name="T22">Isabel Gómez Pérez (</text:span><text:span text:style-name="T24">Cap</text:span><text:span text:style-name="T22">) </text:span></text:p>
          </table:table-cell>
          <table:table-cell table:style-name="Tabla2.A1" office:value-type="string">
            <text:p text:style-name="P2">SI </text:p>
          </table:table-cell>
          <table:table-cell table:style-name="Tabla2.A1" office:value-type="string">
            <text:p text:style-name="P2">5200.77 </text:p>
          </table:table-cell>
          <table:table-cell table:style-name="Tabla2.A1" office:value-type="string">
            <text:p text:style-name="P2">isabelgo </text:p>
          </table:table-cell>
          <table:table-cell table:style-name="Tabla2.A1" office:value-type="string">
            <text:p text:style-name="P2">8$abcdHj </text:p>
          </table:table-cell>
        </table:table-row>
        <table:table-row table:style-name="Tabla2.1">
          <table:table-cell table:style-name="Tabla2.A1" office:value-type="string">
            <text:p text:style-name="P1"/>
          </table:table-cell>
          <table:table-cell table:style-name="Tabla2.A1" office:value-type="string">
            <text:p text:style-name="P1"/>
          </table:table-cell>
          <table:table-cell table:style-name="Tabla2.A1" office:value-type="string">
            <text:p text:style-name="P1"><text:span text:style-name="T22">Oscar Lee Blesa (Emplea</text:span><text:span text:style-name="T23">t</text:span><text:span text:style-name="T22">) </text:span></text:p>
          </table:table-cell>
          <table:table-cell table:style-name="Tabla2.A1" office:value-type="string">
            <text:p text:style-name="P2">NO </text:p>
          </table:table-cell>
          <table:table-cell table:style-name="Tabla2.A1" office:value-type="string">
            <text:p text:style-name="P2">3109.26 </text:p>
          </table:table-cell>
          <table:table-cell table:style-name="Tabla2.A1" office:value-type="string">
            <text:p text:style-name="P1"/>
          </table:table-cell>
          <table:table-cell table:style-name="Tabla2.A1" office:value-type="string">
            <text:p text:style-name="P1"/>
          </table:table-cell>
        </table:table-row>
        <table:table-row table:style-name="Tabla2.1">
          <table:table-cell table:style-name="Tabla2.A1" office:value-type="string">
            <text:p text:style-name="P2">MARKE </text:p>
          </table:table-cell>
          <table:table-cell table:style-name="Tabla2.A1" office:value-type="string">
            <text:p text:style-name="P2">Marketing </text:p>
          </table:table-cell>
          <table:table-cell table:style-name="Tabla2.A1" office:value-type="string">
            <text:p text:style-name="P2">Luis Mar Herreros (<text:span text:style-name="T25">Cap</text:span>) </text:p>
          </table:table-cell>
          <table:table-cell table:style-name="Tabla2.A1" office:value-type="string">
            <text:p text:style-name="P2">NO </text:p>
          </table:table-cell>
          <table:table-cell table:style-name="Tabla2.A1" office:value-type="string">
            <text:p text:style-name="P2">5111.09 </text:p>
          </table:table-cell>
          <table:table-cell table:style-name="Tabla2.A1" office:value-type="string">
            <text:p text:style-name="P4">convidat</text:p>
          </table:table-cell>
          <table:table-cell table:style-name="Tabla2.A1" office:value-type="string">
            <text:p text:style-name="P2">2$xlzY#@ </text:p>
          </table:table-cell>
        </table:table-row>
      </table:table>
      <text:p text:style-name="P6"/>
      <text:p text:style-name="P14">s’ha escrit el següent document XML:</text:p>
      <text:p text:style-name="P14">&lt;?xml version="1.0" encoding="UTF-8"?&gt;</text:p>
      <text:p text:style-name="P14"><text:soft-page-break/>&lt;personal xmlns:xsi="http://www.w3.org/2001/XMLSchema-instance" xsi:noNamespaceSchemaLocation="personal.xsd" fecha="2013-10-20" multinacional="false" moneda="Euro"&gt;</text:p>
      <text:p text:style-name="P14"><text:s text:c="3"/>&lt;da<text:span text:style-name="T26">de</text:span>s-generals&gt;</text:p>
      <text:p text:style-name="P14"><text:s text:c="6"/>&lt;nom-empresa&gt;Navarra 4 Internet&lt;/nom-empresa&gt;</text:p>
      <text:p text:style-name="P14"><text:s text:c="6"/>&lt;número-tr<text:span text:style-name="T26">e</text:span>ba<text:span text:style-name="T26">ll</text:span>adors&gt;6&lt;/número-tr<text:span text:style-name="T26">e</text:span>ba<text:span text:style-name="T26">ll</text:span>adors&gt;</text:p>
      <text:p text:style-name="P14"><text:s text:c="6"/>&lt;sector&gt;</text:p>
      <text:p text:style-name="P14"><text:tab/>&lt;tecnologia /&gt;</text:p>
      <text:p text:style-name="P14"><text:s text:c="6"/>&lt;/sector&gt;</text:p>
      <text:p text:style-name="P14"><text:s text:c="3"/>&lt;/da<text:span text:style-name="T26">de</text:span>s-generals&gt;</text:p>
      <text:p text:style-name="P14"><text:s text:c="3"/>&lt;da<text:span text:style-name="T26">de</text:span>s-departaments&gt;</text:p>
      <text:p text:style-name="P14"><text:s text:c="6"/>&lt;departament c<text:span text:style-name="T26">o</text:span>di="ADMIN" nom-departament="Administració"&gt;</text:p>
      <text:p text:style-name="P14"><text:s text:c="9"/>&lt;<text:span text:style-name="T25">cap</text:span>&gt;</text:p>
      <text:p text:style-name="P14"><text:tab/>&lt;nom-<text:span text:style-name="T26">i</text:span>-<text:span text:style-name="T26">cognom</text:span>s&gt;Ana Sanz Ruiz&lt;/nom-<text:span text:style-name="T26">i</text:span>-<text:span text:style-name="T26">cognom</text:span>s&gt;</text:p>
      <text:p text:style-name="P14"><text:tab/>&lt;salari&gt;4700.58&lt;/salari&gt;</text:p>
      <text:p text:style-name="P14"><text:tab/>&lt;cla<text:span text:style-name="T26">u</text:span> usuari="anasan"&gt;3%abZKi6&lt;/cla<text:span text:style-name="T26">u</text:span>&gt;</text:p>
      <text:p text:style-name="P14"><text:s text:c="9"/>&lt;/<text:span text:style-name="T25">cap</text:span>&gt;</text:p>
      <text:p text:style-name="P14"><text:s text:c="9"/>&lt;emplea<text:span text:style-name="T26">t</text:span>&gt;</text:p>
      <text:p text:style-name="P14"><text:tab/>&lt;nom-<text:span text:style-name="T26">i</text:span>-<text:span text:style-name="T26">cognom</text:span>s&gt;Juan Gil Rus&lt;/nom-<text:span text:style-name="T26">i</text:span>-<text:span text:style-name="T26">cognom</text:span>s&gt;</text:p>
      <text:p text:style-name="P14"><text:tab/>&lt;ba<text:span text:style-name="T26">ix</text:span>a /&gt;</text:p>
      <text:p text:style-name="P14"><text:tab/>&lt;salari&gt;2200.58&lt;/salari&gt;</text:p>
      <text:p text:style-name="P14"><text:s text:c="9"/>&lt;/emplea<text:span text:style-name="T26">t</text:span>&gt;</text:p>
      <text:p text:style-name="P14"><text:s text:c="9"/>&lt;emplea<text:span text:style-name="T26">t</text:span>&gt;</text:p>
      <text:p text:style-name="P14"><text:tab/>&lt;nom-<text:span text:style-name="T26">i</text:span>-<text:span text:style-name="T26">cognom</text:span>s&gt;Lucas López Tapia&lt;/nom-<text:span text:style-name="T26">i</text:span>-<text:span text:style-name="T26">cognom</text:span>s&gt;</text:p>
      <text:p text:style-name="P14"><text:tab/>&lt;salari&gt;2215.65&lt;/salari&gt;</text:p>
      <text:p text:style-name="P14"><text:s text:c="9"/>&lt;/emplea<text:span text:style-name="T26">t</text:span>&gt;</text:p>
      <text:p text:style-name="P14"><text:s text:c="6"/>&lt;/departament&gt;</text:p>
      <text:p text:style-name="P14"><text:s text:c="6"/>&lt;departament c<text:span text:style-name="T26">o</text:span>di="INFOR" nom-departament="Informàtica"&gt;</text:p>
      <text:p text:style-name="P14"><text:s text:c="9"/>&lt;<text:span text:style-name="T25">cap</text:span>&gt;</text:p>
      <text:p text:style-name="P14"><text:tab/>&lt;nom-<text:span text:style-name="T26">i</text:span>-<text:span text:style-name="T26">cognom</text:span>s&gt;Isabel Gómez Pérez&lt;/nom-<text:span text:style-name="T26">i</text:span>-<text:span text:style-name="T26">cognom</text:span>s&gt;</text:p>
      <text:p text:style-name="P14"><text:tab/>&lt;ba<text:span text:style-name="T26">ix</text:span>a /&gt;</text:p>
      <text:p text:style-name="P14"><text:tab/>&lt;salari&gt;5200.77&lt;/salari&gt;</text:p>
      <text:p text:style-name="P14"><text:tab/>&lt;cla<text:span text:style-name="T26">u</text:span> usuari="isabelgo"&gt;8$abcdHj&lt;/cla<text:span text:style-name="T26">u</text:span>&gt;</text:p>
      <text:p text:style-name="P14"><text:s text:c="9"/>&lt;/<text:span text:style-name="T25">cap</text:span>&gt;</text:p>
      <text:p text:style-name="P14"><text:s text:c="9"/>&lt;emplea<text:span text:style-name="T26">t</text:span>&gt;</text:p>
      <text:p text:style-name="P14"><text:tab/>&lt;nom-<text:span text:style-name="T26">i</text:span>-<text:span text:style-name="T26">cognom</text:span>s&gt;Oscar Lee Blesa&lt;/nom-<text:span text:style-name="T26">i</text:span>-<text:span text:style-name="T26">cognom</text:span>s&gt;</text:p>
      <text:p text:style-name="P14"><text:tab/>&lt;salari&gt;3109.26&lt;/salari&gt;</text:p>
      <text:p text:style-name="P14"><text:s text:c="9"/>&lt;/emplea<text:span text:style-name="T26">t</text:span>&gt;</text:p>
      <text:p text:style-name="P14"><text:s text:c="6"/>&lt;/departament&gt;</text:p>
      <text:p text:style-name="P14"><text:s text:c="6"/>&lt;departament c<text:span text:style-name="T26">o</text:span>di="MARKE" nom-departament="Marketing"&gt;</text:p>
      <text:p text:style-name="P14"><text:s text:c="9"/>&lt;<text:span text:style-name="T25">cap</text:span>&gt;</text:p>
      <text:p text:style-name="P14"><text:tab/>&lt;nom-<text:span text:style-name="T26">i</text:span>-<text:span text:style-name="T26">cognom</text:span>s&gt;Luis Mar Herreros&lt;/nom-<text:span text:style-name="T26">i</text:span>-<text:span text:style-name="T26">cognom</text:span>s&gt;</text:p>
      <text:p text:style-name="P14"><text:tab/>&lt;salari&gt;5111.09&lt;/salari&gt;</text:p>
      <text:p text:style-name="P14"><text:tab/>&lt;cla<text:span text:style-name="T27">u</text:span>&gt;2$xlzY#@&lt;/cla<text:span text:style-name="T27">u</text:span>&gt;</text:p>
      <text:p text:style-name="P14"><text:s text:c="9"/>&lt;/<text:span text:style-name="T25">cap</text:span>&gt;</text:p>
      <text:p text:style-name="P14"><text:s text:c="6"/>&lt;/departament&gt;</text:p>
      <text:p text:style-name="P14"><text:s text:c="3"/>&lt;/da<text:span text:style-name="T27">de</text:span>s-departaments&gt;</text:p>
      <text:p text:style-name="P14">&lt;/personal&gt;</text:p>
      <text:p text:style-name="P14"/>
      <text:p text:style-name="P14">Escriure el codi de l'arxiu “personal.xsd” que permeta validar-ho, tenint en compte que:</text:p>
      <text:p text:style-name="P14"> Tots els elements i atributs són obligatoris, llevat que s'indique el contrari.</text:p>
      <text:p text:style-name="P14"><text:soft-page-break/> Els elements dades-generals i dades-departaments poden aparéixer indistintament un abans que l'altre.</text:p>
      <text:p text:style-name="P14"> <text:span text:style-name="T28">Podeu</text:span> agrupar elements o atributs, utilitza<text:span text:style-name="T28">nt</text:span> group o attributeGroup.</text:p>
      <text:p text:style-name="P14"> Les dades generals de l'empresa han de ser d'un tipus definit per nosaltres al qual anomenarem tip<text:span text:style-name="T28">us</text:span>Da<text:span text:style-name="T28">de</text:span>sGenerals, on cal definir els elements nom-empresa, número-treballadors (que ha de ser un valor sencer major que 0) i sector. Aquests elements han d'escriure's en aquest ordre en el document XML.</text:p>
      <text:p text:style-name="P14"> L'atribut data ha de definir-se del tipus <text:span text:style-name="T28">date</text:span>.</text:p>
      <text:p text:style-name="P14"> L'atribut multinacional indica si l'empresa ho és, o no, amb un valor lògic.</text:p>
      <text:p text:style-name="P14"> L'atribut moneda ha d'indicar-se que és un valor fix. Però, no és obligatori.</text:p>
      <text:p text:style-name="P14"> L'element nom-empresa i l'element nom-i-cognoms dels treballadors, han de ser del mateix tipus, al qual anomenarem tip<text:span text:style-name="T28">us</text:span>Text, i on ha d'indicar-se que els valors admesos per a aquests elements poden ser cadenes d'un mínim d'1 caràcter i un màxim de 40.</text:p>
      <text:p text:style-name="P14"> Els possibles sectors són educació, finances o tecnologia. De tal forma que, només un d'ells ha d'escriure's en l'arxiu XML mitjançant un element buit, com en aquest cas s'ha escrit &lt;tecnologia /&gt;.</text:p>
      <text:p text:style-name="P14"> S'ha d'indicar que el codi de cada departament ha de ser únic <text:span text:style-name="T28">(vist el tipus de dada en l’exercici anterior)</text:span>.</text:p>
      <text:p text:style-name="P14"> <text:span text:style-name="T28">I</text:span>ndicar que els possibles noms de departament són Administració, Informàtica, Màr<text:span text:style-name="T28">k</text:span>eting o Recursos humans, no permetent-se un altre valor. Per a això, s'ha de definir un tipus de dada anomenada tip<text:span text:style-name="T28">us</text:span>Departament, que ha de poder ser utilitzat per altres atributs o elements.</text:p>
      <text:p text:style-name="P14"> Empleat (en cada departament pot haver-hi de 0 a 3) ha de ser d'un tipus definit per nosaltres al qual anomenarem tip<text:span text:style-name="T28">us</text:span>Emplea<text:span text:style-name="T28">t</text:span>, on cal definir els possibles valors que poden tindre els elements nom-i-cognoms, baixa i salari (que hauran d'escriure's en aqueix ordre en el document XML). D'altra banda, <text:span text:style-name="T25">cap</text:span> (obligatòriament hi haurà 1 per departament) ha de ser d'un altre tipus anomenat tip<text:span text:style-name="T28">us</text:span><text:span text:style-name="T25">Cap</text:span>, definit com una extensió de tip<text:span text:style-name="T28">us</text:span>Emplea<text:span text:style-name="T28">t</text:span> afegint-li l'element clau.</text:p>
      <text:p text:style-name="P14"> De cada departament (poden haver-hi d'1 a il·limitats), primer ha d'escriure's el <text:span text:style-name="T25">cap</text:span> i, després, els empleats que hi haguera.</text:p>
      <text:p text:style-name="P14"> Per a indicar si un treballador està de baixa, s'ha d'utilitzar un element buit, que podrà aparéixer (en el cas que sí que estiga de baixa) o no aparéixer (en el cas contrari).</text:p>
      <text:p text:style-name="P14"> <text:span text:style-name="T28">C</text:span>al indicar que el valor del salari ha de ser un nombre decimal major que 1000, però no major que 9999. A més, aquest valor podrà contindre 6 dígits com a màxim i, d'ells, només dos podran ser decimals.</text:p>
      <text:p text:style-name="P14"> La clau ha de ser d'un tipus definit per nosaltres al qual anomenarem tip<text:span text:style-name="T28">us</text:span>Cla<text:span text:style-name="T28">u</text:span>, i on ha d'indicar-se, que els valors admesos per aquest tipus poden ser cadenes de <text:span text:style-name="T28">8</text:span> caràcters on el primer ha de ser un dígit del 0 al 9; el segon ha de ser un caràcter diferent a un dígit; després, poden aparéixer de 2 a 4 lletres de la “a” a la “z”; posteriorment, podrà aparéixer, o no, una lletra de la “A” a la “Z”; a continuació, haurà d'estar una d'aquestes tres lletres majúscules (K, I, H); i finalment, podrà aparéixer de 0 a 3 caràcters qualssevol.</text:p>
      <text:p text:style-name="P14"> Usuari no és un atribut obligatori. Ara bé, si s'escriu, ha d'estar format per un mínim de 6 caràcters i un màxim de 8 (cal escriure aquesta restricció). D'altra banda, s'ha d'indicar “convidat” com el seu valor per defecte.</text:p>
      <text:p text:style-name="P14"> No cal definir en el schema més tipus de dades que els indicats en l'exercici: tip<text:span text:style-name="T28">us</text:span>Da<text:span text:style-name="T28">de</text:span>sGenerals, tip<text:span text:style-name="T28">us</text:span>Departament, tip<text:span text:style-name="T28">us</text:span>Emplea<text:span text:style-name="T28">t</text:span>, tip<text:span text:style-name="T28">us</text:span><text:span text:style-name="T25">Cap</text:span>, tip<text:span text:style-name="T28">us</text:span>Text i tip<text:span text:style-name="T28">us</text:span>Cla<text:span text:style-name="T28">u</text:span>.</text:p>
      <text:p text:style-name="P14"/>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style:rfc-language-tag="ca-ES-valencia"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style:rfc-language-tag="ca-ES-valencia"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Courier New" fo:font-family="'Courier New'" style:font-family-generic="roman" style:font-pitch="variable" fo:font-size="12pt" style:font-size-asian="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9T12:16:44.603000000</meta:creation-date>
    <dc:date>2023-02-09T12:17:41.554000000</dc:date>
    <meta:editing-duration>PT57S</meta:editing-duration>
    <meta:editing-cycles>1</meta:editing-cycles>
    <meta:document-statistic meta:table-count="2" meta:image-count="0" meta:object-count="0" meta:page-count="4" meta:paragraph-count="165" meta:word-count="1299" meta:character-count="9475" meta:non-whitespace-character-count="8015"/>
    <meta:generator>LibreOffice/7.2.4.1$Windows_X86_64 LibreOffice_project/27d75539669ac387bb498e35313b970b7fe9c4f9</meta:generator>
  </office:meta>
</office:document-meta>
</file>